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none"/>
    </style:style>
    <style:style style:name="Table1.B1" style:family="table-cell">
      <style:table-cell-properties fo:padding="0.097cm" fo:border-left="0.5pt solid #000000" fo:border-right="0.5pt solid #000000" fo:border-top="0.5pt solid #000000" fo:border-bottom="none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#ff8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2.B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0.5pt solid #000000" fo:border-top="none" fo:border-bottom="0.5pt solid #000000"/>
    </style:style>
    <style:style style:name="Table2.A4" style:family="table-cell">
      <style:table-cell-properties fo:background-color="#ffbf00" fo:padding="0.097cm" fo:border-left="0.5pt solid #000000" fo:border-right="none" fo:border-top="none" fo:border-bottom="0.5pt solid #000000">
        <style:background-image/>
      </style:table-cell-properties>
    </style:style>
    <style:style style:name="Table2.B4" style:family="table-cell">
      <style:table-cell-properties fo:padding="0.097cm" fo:border-left="0.5pt solid #000000" fo:border-right="none" fo:border-top="none" fo:border-bottom="0.5pt solid #000000"/>
    </style:style>
    <style:style style:name="Table2.C4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4*"/>
    </style:style>
    <style:style style:name="Table3.1" style:family="table-row">
      <style:table-row-properties style:min-row-height="2.5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background-color="#800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ff0000" fo:padding="0.097cm" fo:border="0.5pt solid #000000">
        <style:background-image/>
      </style:table-cell-properties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background-color="#800080" fo:padding="0.097cm" fo:border-left="0.5pt solid #000000" fo:border-right="none" fo:border-top="none" fo:border-bottom="0.5pt solid #000000">
        <style:background-image/>
      </style:table-cell-properties>
    </style:style>
    <style:style style:name="Table3.D2" style:family="table-cell">
      <style:table-cell-properties fo:background-color="#800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background-color="#ec9ba4" fo:padding="0.097cm" fo:border-left="0.5pt solid #000000" fo:border-right="none" fo:border-top="none" fo:border-bottom="0.5pt solid #000000">
        <style:background-image/>
      </style:table-cell-properties>
    </style:style>
    <style:style style:name="Table3.C3" style:family="table-cell">
      <style:table-cell-properties fo:background-color="#d62e4e" fo:padding="0.097cm" fo:border-left="0.5pt solid #000000" fo:border-right="none" fo:border-top="none" fo:border-bottom="0.5pt solid #000000">
        <style:background-image/>
      </style:table-cell-properties>
    </style:style>
    <style:style style:name="Table3.D3" style:family="table-cell">
      <style:table-cell-properties fo:background-color="#d62e4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C4" style:family="table-cell">
      <style:table-cell-properties fo:padding="0.097cm" fo:border-left="0.5pt solid #000000" fo:border-right="none" fo:border-top="none" fo:border-bottom="0.5pt solid #000000"/>
    </style:style>
    <style:style style:name="Table3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92d3a" officeooo:paragraph-rsid="00192d3a"/>
    </style:style>
    <style:style style:name="P2" style:family="paragraph" style:parent-style-name="Table_20_Contents">
      <style:paragraph-properties fo:text-align="center" style:justify-single-word="false"/>
      <style:text-properties officeooo:rsid="001b33f8" officeooo:paragraph-rsid="001b33f8"/>
    </style:style>
    <style:style style:name="P3" style:family="paragraph" style:parent-style-name="Standard">
      <style:text-properties officeooo:rsid="001d238e" officeooo:paragraph-rsid="001d238e"/>
    </style:style>
    <style:style style:name="P4" style:family="paragraph" style:parent-style-name="Table_20_Contents">
      <style:text-properties officeooo:rsid="001d238e" officeooo:paragraph-rsid="001d238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b4061" officeooo:paragraph-rsid="001b4061"/>
    </style:style>
    <style:style style:name="P7" style:family="paragraph" style:parent-style-name="Text_20_body">
      <style:text-properties officeooo:rsid="001173e9" officeooo:paragraph-rsid="001173e9" fo:background-color="#ffbf00"/>
    </style:style>
    <style:style style:name="P8" style:family="paragraph" style:parent-style-name="Text_20_body">
      <style:paragraph-properties fo:break-before="page"/>
      <style:text-properties officeooo:rsid="00135286" officeooo:paragraph-rsid="00135286" fo:background-color="transparent"/>
    </style:style>
    <style:style style:name="P9" style:family="paragraph" style:parent-style-name="Text_20_body">
      <style:text-properties officeooo:rsid="00135286" officeooo:paragraph-rsid="00135286" fo:background-color="transparent"/>
    </style:style>
    <style:style style:name="P10" style:family="paragraph" style:parent-style-name="Text_20_body">
      <style:text-properties officeooo:rsid="00140298" officeooo:paragraph-rsid="00140298" fo:background-color="transparent"/>
    </style:style>
    <style:style style:name="P11" style:family="paragraph" style:parent-style-name="Text_20_body">
      <style:text-properties style:use-window-font-color="true" loext:opacity="0%" style:text-underline-style="none" fo:font-weight="normal" officeooo:rsid="001841aa" officeooo:paragraph-rsid="001841aa" style:font-weight-asian="normal" style:font-weight-complex="normal"/>
    </style:style>
    <style:style style:name="P12" style:family="paragraph" style:parent-style-name="Text_20_body">
      <style:text-properties officeooo:rsid="0012b5ac" officeooo:paragraph-rsid="0012b5ac" fo:background-color="#ff8000"/>
    </style:style>
    <style:style style:name="P13" style:family="paragraph" style:parent-style-name="Text_20_body">
      <style:text-properties fo:color="#ffffff" loext:opacity="100%" officeooo:rsid="001173e9" officeooo:paragraph-rsid="001173e9" fo:background-color="#5983b0"/>
    </style:style>
    <style:style style:name="P14" style:family="paragraph" style:parent-style-name="Text_20_body">
      <style:text-properties fo:color="#ffffff" loext:opacity="100%" officeooo:rsid="0012b5ac" officeooo:paragraph-rsid="0012b5ac" fo:background-color="#5983b0"/>
    </style:style>
    <style:style style:name="P15" style:family="paragraph" style:parent-style-name="Text_20_body">
      <style:text-properties fo:color="#ffffff" loext:opacity="100%" officeooo:rsid="0012b5ac" officeooo:paragraph-rsid="0012b5ac" fo:background-color="#a1467e"/>
    </style:style>
    <style:style style:name="P16" style:family="paragraph" style:parent-style-name="Text_20_body">
      <style:text-properties officeooo:rsid="0012b5ac" officeooo:paragraph-rsid="0012b5ac" fo:background-color="#b2b2b2"/>
    </style:style>
    <style:style style:name="P17" style:family="paragraph" style:parent-style-name="Text_20_body">
      <style:text-properties officeooo:rsid="00140298" officeooo:paragraph-rsid="00140298"/>
    </style:style>
    <style:style style:name="P18" style:family="paragraph" style:parent-style-name="Text_20_body">
      <style:text-properties officeooo:rsid="0014572d" officeooo:paragraph-rsid="0014572d"/>
    </style:style>
    <style:style style:name="P19" style:family="paragraph" style:parent-style-name="Text_20_body">
      <style:text-properties officeooo:rsid="0017e024" officeooo:paragraph-rsid="0017e024"/>
    </style:style>
    <style:style style:name="P20" style:family="paragraph" style:parent-style-name="Text_20_body">
      <style:text-properties officeooo:rsid="0017eeb1" officeooo:paragraph-rsid="0017eeb1"/>
    </style:style>
    <style:style style:name="P21" style:family="paragraph" style:parent-style-name="Text_20_body">
      <style:text-properties officeooo:rsid="0017eeb1" officeooo:paragraph-rsid="001841aa"/>
    </style:style>
    <style:style style:name="P22" style:family="paragraph" style:parent-style-name="Text_20_body">
      <style:text-properties fo:font-style="italic" officeooo:rsid="001841aa" officeooo:paragraph-rsid="001841aa" style:font-style-asian="italic" style:font-style-complex="italic"/>
    </style:style>
    <style:style style:name="P23" style:family="paragraph" style:parent-style-name="Text_20_body">
      <style:text-properties fo:font-style="italic" officeooo:rsid="001841aa" officeooo:paragraph-rsid="00190071" style:font-style-asian="italic" style:font-style-complex="italic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192d3a" officeooo:paragraph-rsid="00192d3a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1b33f8" officeooo:paragraph-rsid="001b33f8" style:font-weight-asian="bold" style:font-weight-complex="bold"/>
    </style:style>
    <style:style style:name="P26" style:family="paragraph" style:parent-style-name="Heading_20_1">
      <style:paragraph-properties fo:break-before="page"/>
      <style:text-properties officeooo:rsid="00190071" officeooo:paragraph-rsid="00190071"/>
    </style:style>
    <style:style style:name="P27" style:family="paragraph" style:parent-style-name="Heading_20_1">
      <style:paragraph-properties fo:break-before="page"/>
      <style:text-properties officeooo:rsid="0021295b" officeooo:paragraph-rsid="0021295b"/>
    </style:style>
    <style:style style:name="P28" style:family="paragraph" style:parent-style-name="Heading_20_2">
      <style:text-properties officeooo:rsid="00192d3a" officeooo:paragraph-rsid="00192d3a"/>
    </style:style>
    <style:style style:name="P29" style:family="paragraph" style:parent-style-name="Heading_20_2">
      <style:text-properties officeooo:rsid="001b33f8" officeooo:paragraph-rsid="001b33f8"/>
    </style:style>
    <style:style style:name="P30" style:family="paragraph" style:parent-style-name="Heading_20_3">
      <style:text-properties officeooo:rsid="002bb4c6" officeooo:paragraph-rsid="002bb4c6"/>
    </style:style>
    <style:style style:name="P31" style:family="paragraph" style:parent-style-name="Text_20_body" style:list-style-name="L1">
      <style:text-properties officeooo:rsid="0017c575" officeooo:paragraph-rsid="0017c575"/>
    </style:style>
    <style:style style:name="P32" style:family="paragraph" style:parent-style-name="Text_20_body" style:list-style-name="L1">
      <style:text-properties officeooo:rsid="0017e024" officeooo:paragraph-rsid="0017e024"/>
    </style:style>
    <style:style style:name="P33" style:family="paragraph" style:parent-style-name="Text_20_body">
      <style:text-properties fo:font-style="normal" officeooo:rsid="001841aa" officeooo:paragraph-rsid="001841aa" style:font-style-asian="normal" style:font-style-complex="normal"/>
    </style:style>
    <style:style style:name="P34" style:family="paragraph" style:parent-style-name="Text_20_body">
      <style:text-properties style:text-underline-style="none" fo:font-weight="normal" officeooo:rsid="001b33f8" officeooo:paragraph-rsid="001b33f8" style:font-weight-asian="normal" style:font-weight-complex="normal"/>
    </style:style>
    <style:style style:name="P35" style:family="paragraph" style:parent-style-name="Text_20_body">
      <style:text-properties style:text-underline-style="none" fo:font-weight="normal" officeooo:rsid="001d238e" officeooo:paragraph-rsid="001d238e" style:font-weight-asian="normal" style:font-weight-complex="normal"/>
    </style:style>
    <style:style style:name="P36" style:family="paragraph" style:parent-style-name="Text_20_body">
      <style:paragraph-properties fo:break-before="page"/>
      <style:text-properties style:text-underline-style="none" fo:font-weight="normal" officeooo:rsid="001d238e" officeooo:paragraph-rsid="001d238e" style:font-weight-asian="normal" style:font-weight-complex="normal"/>
    </style:style>
    <style:style style:name="P37" style:family="paragraph" style:parent-style-name="Text_20_body">
      <style:text-properties style:text-underline-style="none" fo:font-weight="normal" officeooo:rsid="0021295b" officeooo:paragraph-rsid="0021295b" style:font-weight-asian="normal" style:font-weight-complex="normal"/>
    </style:style>
    <style:style style:name="P38" style:family="paragraph" style:parent-style-name="Text_20_body">
      <style:text-properties officeooo:paragraph-rsid="0021295b"/>
    </style:style>
    <style:style style:name="P39" style:family="paragraph" style:parent-style-name="Text_20_body">
      <style:text-properties officeooo:rsid="00276900" officeooo:paragraph-rsid="00276900"/>
    </style:style>
    <style:style style:name="P40" style:family="paragraph" style:parent-style-name="Text_20_body" style:list-style-name="L2">
      <style:text-properties officeooo:rsid="00276900" officeooo:paragraph-rsid="00276900"/>
    </style:style>
    <style:style style:name="P41" style:family="paragraph" style:parent-style-name="Text_20_body">
      <style:text-properties officeooo:rsid="0027e945" officeooo:paragraph-rsid="0027e945"/>
    </style:style>
    <style:style style:name="P42" style:family="paragraph" style:parent-style-name="Text_20_body">
      <style:paragraph-properties fo:break-before="page"/>
      <style:text-properties officeooo:rsid="0027e945" officeooo:paragraph-rsid="0027e945"/>
    </style:style>
    <style:style style:name="P43" style:family="paragraph" style:parent-style-name="Text_20_body">
      <style:paragraph-properties fo:break-before="page"/>
      <style:text-properties officeooo:rsid="0029a72a" officeooo:paragraph-rsid="0029a72a"/>
    </style:style>
    <style:style style:name="P44" style:family="paragraph" style:parent-style-name="Text_20_body">
      <style:text-properties officeooo:rsid="0029a72a" officeooo:paragraph-rsid="0029a72a"/>
    </style:style>
    <style:style style:name="P45" style:family="paragraph" style:parent-style-name="Text_20_body">
      <style:text-properties officeooo:rsid="002b4a8e" officeooo:paragraph-rsid="002b4a8e"/>
    </style:style>
    <style:style style:name="P46" style:family="paragraph" style:parent-style-name="Text_20_body" style:list-style-name="L5">
      <style:text-properties officeooo:rsid="002b4a8e" officeooo:paragraph-rsid="002b4a8e"/>
    </style:style>
    <style:style style:name="P47" style:family="paragraph" style:parent-style-name="Text_20_body">
      <style:text-properties officeooo:rsid="002b81ba" officeooo:paragraph-rsid="002b81ba"/>
    </style:style>
    <style:style style:name="P48" style:family="paragraph" style:parent-style-name="Text_20_body" style:list-style-name="L6">
      <style:text-properties officeooo:rsid="002b81ba" officeooo:paragraph-rsid="002b81ba"/>
    </style:style>
    <style:style style:name="P49" style:family="paragraph" style:parent-style-name="Text_20_body">
      <style:text-properties officeooo:rsid="002bb4c6" officeooo:paragraph-rsid="002bb4c6"/>
    </style:style>
    <style:style style:name="P50" style:family="paragraph" style:parent-style-name="Text_20_body">
      <style:text-properties officeooo:paragraph-rsid="002bb4c6"/>
    </style:style>
    <style:style style:name="P51" style:family="paragraph">
      <style:paragraph-properties style:writing-mode="lr-tb"/>
    </style:style>
    <style:style style:name="P52" style:family="paragraph">
      <loext:graphic-properties draw:fill="none"/>
      <style:paragraph-properties style:writing-mode="lr-tb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6" style:family="paragraph">
      <style:paragraph-properties fo:text-align="center" style:writing-mode="lr-tb"/>
    </style:style>
    <style:style style:name="P57" style:family="paragraph">
      <loext:graphic-properties draw:fill="none"/>
      <style:paragraph-properties fo:text-align="center" style:writing-mode="lr-tb"/>
    </style:style>
    <style:style style:name="T1" style:family="text">
      <style:text-properties officeooo:rsid="001173e9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841aa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1b33f8"/>
    </style:style>
    <style:style style:name="T9" style:family="text">
      <style:text-properties officeooo:rsid="001f7d7b"/>
    </style:style>
    <style:style style:name="T10" style:family="text">
      <style:text-properties officeooo:rsid="0020b820"/>
    </style:style>
    <style:style style:name="T11" style:family="text">
      <style:text-properties officeooo:rsid="0029a72a"/>
    </style:style>
    <style:style style:name="T12" style:family="text">
      <style:text-properties style:text-position="super 58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504cm" fo:min-width="2.205cm" style:run-through="foreground"/>
      <style:paragraph-properties style:writing-mode="lr-tb"/>
    </style:style>
    <style:style style:name="gr3" style:family="graphic">
      <style:graphic-properties draw:fill="none" draw:textarea-horizontal-align="center" draw:textarea-vertical-align="middle" style:run-through="foreground"/>
    </style:style>
    <style:style style:name="gr4" style:family="graphic">
      <style:graphic-properties draw:fill="none" draw:textarea-horizontal-align="justify" draw:textarea-vertical-align="top" draw:auto-grow-height="false" fo:min-height="2.461cm" fo:min-width="10.186cm" style:run-through="foreground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1.931cm" fo:min-width="1.376cm" style:run-through="foreground"/>
      <style:paragraph-properties style:writing-mode="lr-tb"/>
    </style:style>
    <style:style style:name="gr6" style:family="graphic">
      <style:graphic-properties draw:marker-end="Arrow" draw:marker-end-width="0.176cm" draw:fill="none" draw:textarea-horizontal-align="center" draw:textarea-vertical-align="middle" style:run-through="foreground"/>
    </style:style>
    <style:style style:name="gr7" style:family="graphic">
      <style:graphic-properties draw:fill="none" draw:textarea-horizontal-align="justify" draw:textarea-vertical-align="middle" draw:auto-grow-height="false" fo:min-height="2.117cm" fo:min-width="2.593cm" style:run-through="foreground"/>
      <style:paragraph-properties style:writing-mode="lr-tb"/>
    </style:style>
    <style:style style:name="gr8" style:family="graphic">
      <style:graphic-properties draw:fill="none" draw:textarea-horizontal-align="justify" draw:textarea-vertical-align="middle" draw:auto-grow-height="false" fo:min-height="0.873cm" fo:min-width="1.958cm" style:run-through="foreground"/>
      <style:paragraph-properties style:writing-mode="lr-tb"/>
    </style:style>
    <style:style style:name="gr9" style:family="graphic">
      <style:graphic-properties draw:fill="none" draw:textarea-horizontal-align="justify" draw:textarea-vertical-align="middle" draw:auto-grow-height="false" fo:min-height="0.9cm" fo:min-width="2.699cm" style:run-through="foreground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504cm" fo:min-width="2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321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ge système <text:span text:style-name="T1">démarche IBIS</text:span></text:p>
      <text:p text:style-name="Text_20_body"/>
      <text:p text:style-name="P7">AOT = Analyse Organique Technique</text:p>
      <text:p text:style-name="P13">AFTE = analyse fonctionnelle technique pour l’électronique</text:p>
      <text:p text:style-name="P14">AFTM = analyse fonctionnelle technique pour la mecanique</text:p>
      <text:p text:style-name="P12">AOB = analyse opérationnelle du besoin <text:span text:style-name="T9">(on s’occupe juste du besoin, pas du produit)</text:span></text:p>
      <text:p text:style-name="P15">AFB = analyse fonctionnelle du besoin</text:p>
      <text:p text:style-name="P16">IS = ingénierie système</text:p>
      <text:p text:style-name="P9"/>
      <text:p text:style-name="P8">1990 : tournant dans l’IS: plein d’objets un peu stylé mais super useless</text:p>
      <text:p text:style-name="P9">1998 : Associassion française de l’IS</text:p>
      <text:p text:style-name="P10">2000 : deploiement AOB</text:p>
      <text:h text:style-name="Heading_20_1" text:outline-level="1">Defs</text:h>
      <text:p text:style-name="P17"><text:span text:style-name="T2">Système </text:span>: regroupement coherent d’objets</text:p>
      <text:p text:style-name="P17"><text:tab/>selon incose : ensemble elements integres pour obtenir 1 ou plus objectifs definis .</text:p>
      <text:p text:style-name="P17"><text:tab/>selon afis : ensemble d’elements en interaction pour atteindre 1 ou plus résultats.</text:p>
      <text:p text:style-name="P17"><text:tab/>selon airbus : combinaison d’elements interconnectés pour implementer 1 f(x) ou un groupe <text:tab/>de f(x) de lvl avion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custom-shape text:anchor-type="paragraph" draw:z-index="0" draw:name="Shape 1" draw:style-name="gr11" draw:text-style-name="P51" svg:width="2.779cm" svg:height="1.322cm" svg:x="7.066cm" svg:y="0.215cm"><text:p text:style-name="P51">Syst of interest</text:p><draw:enhanced-geometry svg:viewBox="0 0 21600 21600" draw:type="rectangle" draw:enhanced-path="M 0 0 L 21600 0 21600 21600 0 21600 0 0 Z N"/></draw:custom-shap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7"/>
      <text:p text:style-name="P18"><text:span text:style-name="T4">Inge système</text:span> = selon incose : approche et ensemble de moyens pour assurer la realisation <text:tab/>satisfaisante d’un syst</text:p>
      <text:p text:style-name="P18"><text:tab/>selon AFIS : mode de pensée et façon d’appréhender les affaires par un approche struct pour <text:tab/>passer besoin → solution</text:p>
      <text:p text:style-name="P18"><text:tab/>selon NASA : approche robuste pour la conception, la fabrication et l’éxploitation d’un syst</text:p>
      <text:p text:style-name="P18"/>
      <text:p text:style-name="P18"/>
      <text:list xml:id="list299396492" text:style-name="L1">
        <text:list-item>
          <text:p text:style-name="P31">formaliser le besoins → inge des besoins</text:p>
        </text:list-item>
        <text:list-item>
          <text:p text:style-name="P31">def des solutions → inge des solutions</text:p>
        </text:list-item>
        <text:list-item>
          <text:p text:style-name="P31"><text:soft-page-break/>recherche optimal entre </text:p>
          <text:list>
            <text:list-item>
              <text:p text:style-name="P31">satisfaction des besoins</text:p>
            </text:list-item>
            <text:list-item>
              <text:p text:style-name="P31">satisfaction de la politique industrielle</text:p>
            </text:list-item>
            <text:list-item>
              <text:p text:style-name="P31">coût</text:p>
            </text:list-item>
            <text:list-item>
              <text:p text:style-name="P31">délai</text:p>
            </text:list-item>
          </text:list>
        </text:list-item>
        <text:list-item>
          <text:p text:style-name="P32">contrôler exactitude et cohérence des résultats</text:p>
        </text:list-item>
      </text:list>
      <text:p text:style-name="P19"/>
      <text:p text:style-name="P20">Standards :</text:p>
      <text:p text:style-name="P20">1969 → 1994 : 3 std, très peu utilisés</text:p>
      <text:p text:style-name="P20">ensuite tout plein de normes en veux tu en voila</text:p>
      <text:p text:style-name="P11">définir les definitions c’est important</text:p>
      <text:p text:style-name="P21"><text:span text:style-name="T5">ISO 15288</text:span> : <text:s/><text:span text:style-name="T6">system life cycle processing</text:span></text:p>
      <text:h text:style-name="Heading_20_3" text:outline-level="3">groupes de processus de l’iso 15288</text:h>
      <text:p text:style-name="P22">recup digrammes sur diapo</text:p>
      <text:p text:style-name="P33"/>
      <text:h text:style-name="Heading_20_3" text:outline-level="3">Les process de l’iso 15288 :</text:h>
      <text:p text:style-name="P23">recup digrammes sur diapo</text:p>
      <text:p text:style-name="P23"/>
      <text:p text:style-name="P23"/>
      <text:h text:style-name="P26" text:outline-level="1">La démarche IBIS</text:h>
      <text:h text:style-name="P28" text:outline-level="2">Prinicpes generaux</text:h>
      <text:p text:style-name="P1"><text:span text:style-name="T3">Ingenierie :</text:span> ensemble de processuscooperatifs et interdisciplinaire de résolution de problèmes selon un démarche methodologique.</text:p>
      <text:p text:style-name="P24"><text:span text:style-name="T2">Besoins :</text:span><text:span text:style-name="T7"> résulte d’un manque et son expression traduit ce qui est nécessaire de faire, d’être et du supporter à un instant donné dans un situation donnée.</text:span></text:p>
      <text:p text:style-name="P24"><text:span text:style-name="T2">Solution :</text:span><text:span text:style-name="T7"> résultat d’un travail d’archi visant a max la satisfaction des besoins exprimés tout en minimisant les ressources nécessaires. </text:span></text:p>
      <text:h text:style-name="P29" text:outline-level="2">3 roles</text:h>
      <text:p text:style-name="P25">Utilisateur :<text:span text:style-name="T7"> celui qui vq utiliser le produit</text:span></text:p>
      <text:p text:style-name="P25">produit :<text:span text:style-name="T7"> objet technique fourni au user pour rep au besoin</text:span></text:p>
      <text:p text:style-name="P25">constituant :<text:span text:style-name="T7"> compose le produit</text:span></text:p>
      <text:p text:style-name="P34"><draw:custom-shape text:anchor-type="paragraph" draw:z-index="2" draw:name="Shape 3" draw:style-name="gr10" draw:text-style-name="P51" svg:width="2.752cm" svg:height="1.006cm" draw:transform="rotate (1.5707963267949) translate (-1.14476388888889cm 3.25613888888889cm)"><text:p text:style-name="P51">Besoin</text:p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<draw:custom-shape text:anchor-type="paragraph" draw:z-index="1" draw:name="Shape 2" draw:style-name="gr10" draw:text-style-name="P51" svg:width="2.752cm" svg:height="1.006cm" draw:transform="rotate (1.5707963267949) translate (-1.27cm 4.91066666666667cm)"><text:p text:style-name="P51">Solution</text:p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AOB</text:p>
          </table:table-cell>
          <table:table-cell table:style-name="Table2.B1" office:value-type="string">
            <text:p text:style-name="P2">Que doit accomplir l’organisme pour atteindre ses objs ?</text:p>
          </table:table-cell>
          <table:table-cell table:style-name="Table2.C1" office:value-type="string">
            <text:p text:style-name="P6">Action et contrainte des users</text:p>
            <text:p text:style-name="P6">AU/CU</text:p>
          </table:table-cell>
        </table:table-row>
        <table:table-row>
          <table:table-cell table:style-name="Table2.A2" office:value-type="string">
            <text:p text:style-name="P6">AFB</text:p>
          </table:table-cell>
          <table:table-cell table:style-name="Table2.B2" office:value-type="string">
            <text:p text:style-name="P6">Que doit accomplir le produit pour satisfaire l’organisme</text:p>
          </table:table-cell>
          <table:table-cell table:style-name="Table2.C2" office:value-type="string">
            <text:p text:style-name="P6">F(x) de service et contrainte</text:p>
            <text:p text:style-name="P6">FS/C</text:p>
          </table:table-cell>
        </table:table-row>
        <table:table-row>
          <table:table-cell table:style-name="Table2.A3" office:value-type="string">
            <text:p text:style-name="P5">A<text:span text:style-name="T8">FT</text:span></text:p>
          </table:table-cell>
          <table:table-cell table:style-name="Table2.B3" office:value-type="string">
            <text:p text:style-name="P2">Comment fonctionne le produit</text:p>
          </table:table-cell>
          <table:table-cell table:style-name="Table2.C3" office:value-type="string">
            <text:p text:style-name="P2">Fonction technique</text:p>
            <text:p text:style-name="P2">FT</text:p>
          </table:table-cell>
        </table:table-row>
        <table:table-row>
          <table:table-cell table:style-name="Table2.A4" office:value-type="string">
            <text:p text:style-name="P2">AOT</text:p>
          </table:table-cell>
          <table:table-cell table:style-name="Table2.B4" office:value-type="string">
            <text:p text:style-name="P2">Comment est construit le produit ?</text:p>
          </table:table-cell>
          <table:table-cell table:style-name="Table2.C4" office:value-type="string">
            <text:p text:style-name="P2">Composant</text:p>
            <text:p text:style-name="P2">CP</text:p>
          </table:table-cell>
        </table:table-row>
      </table:table>
      <text:p text:style-name="P34"/>
      <text:p text:style-name="P35">Demarche ajustable </text:p>
      <text:p text:style-name="P36">dangerosité</text:p>
      <table:table table:name="Table3" table:style-name="Table3"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4">Forte</text:p>
            <text:p text:style-name="P4"/>
          </table:table-cell>
          <table:table-cell table:style-name="Table3.B1" office:value-type="string">
            <text:p text:style-name="P4">Classe <text:span text:style-name="T10">2</text:span></text:p>
          </table:table-cell>
          <table:table-cell table:style-name="Table3.B1" office:value-type="string">
            <text:p text:style-name="Standard"/>
          </table:table-cell>
          <table:table-cell table:style-name="Table3.D1" office:value-type="string">
            <text:p text:style-name="P4">Classe <text:span text:style-name="T10">3</text:span></text:p>
          </table:table-cell>
        </table:table-row>
        <table:table-row table:style-name="Table3.1">
          <table:table-cell table:style-name="Table3.A2" office:value-type="string">
            <text:p text:style-name="P4">faible</text:p>
          </table:table-cell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Standard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">
          <table:table-cell table:style-name="Table3.A3" office:value-type="string">
            <text:p text:style-name="P4">nulle</text:p>
          </table:table-cell>
          <table:table-cell table:style-name="Table3.B3" office:value-type="string">
            <text:p text:style-name="P4">Classe <text:span text:style-name="T10">0</text:span></text:p>
          </table:table-cell>
          <table:table-cell table:style-name="Table3.C3" office:value-type="string">
            <text:p text:style-name="P3">Classe <text:span text:style-name="T10">1</text:span></text:p>
          </table:table-cell>
          <table:table-cell table:style-name="Table3.D3" office:value-type="string">
            <text:p text:style-name="Table_20_Contents"/>
          </table:table-cell>
        </table:table-row>
        <table:table-row table:style-name="Table3.1">
          <table:table-cell table:style-name="Table3.A4" office:value-type="string">
            <text:p text:style-name="Table_20_Contents"/>
          </table:table-cell>
          <table:table-cell table:style-name="Table3.B4" office:value-type="string">
            <text:p text:style-name="P4">faible</text:p>
          </table:table-cell>
          <table:table-cell table:style-name="Table3.B4" office:value-type="string">
            <text:p text:style-name="P4">moyen</text:p>
          </table:table-cell>
          <table:table-cell table:style-name="Table3.D4" office:value-type="string">
            <text:p text:style-name="P4">élevé</text:p>
          </table:table-cell>
        </table:table-row>
      </table:table>
      <text:p text:style-name="P35"><text:tab/><text:tab/><text:tab/><text:tab/><text:tab/>Coût dev prototype</text:p>
      <text:p text:style-name="P35"/>
      <text:p text:style-name="P37"/>
      <text:h text:style-name="P27" text:outline-level="1">Ingénierie des besoins</text:h>
      <text:p text:style-name="P38"><draw:g text:anchor-type="paragraph" draw:z-index="3" draw:name="DrawObject1" draw:style-name="gr1"><draw:custom-shape draw:name="Shape 4" draw:style-name="gr2" draw:text-style-name="P52" svg:width="2.752cm" svg:height="1.006cm" draw:transform="rotate (1.5707963267949) translate (-0.767291666666667cm 5.82888888888889cm)"><text:p text:style-name="P51">Solution</text:p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name="Shape 5" draw:style-name="gr2" draw:text-style-name="P52" svg:width="2.752cm" svg:height="1.006cm" draw:transform="rotate (1.5707963267949) translate (-0.767291666666667cm 3.07622222222222cm)"><text:p text:style-name="P51">Besoin</text:p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draw:name="Line 1" draw:style-name="gr3" draw:text-style-name="P53" svg:x1="-0.483cm" svg:y1="3.087cm" svg:x2="16.847cm" svg:y2="3.082cm"><text:p/></draw:line><draw:custom-shape draw:name="Shape 6" draw:style-name="gr4" draw:text-style-name="P55" svg:width="10.187cm" svg:height="2.461cm" svg:x="3.274cm" svg:y="0.346cm"><text:p text:style-name="P54">Ingénierie des besoins</text:p><draw:enhanced-geometry svg:viewBox="0 0 21600 21600" draw:type="rectangle" draw:enhanced-path="M 0 0 L 21600 0 21600 21600 0 21600 0 0 Z N"/></draw:custom-shape><draw:custom-shape draw:name="Shape 7" draw:style-name="gr5" draw:text-style-name="P52" svg:width="1.377cm" svg:height="1.932cm" svg:x="0.893cm" svg:y="0.902cm"><text:p text:style-name="P51">Expr du</text:p><text:p text:style-name="P51">Besoin</text:p><text:p text:style-name="P51">Init</text:p><text:p text:style-name="P51"/><draw:enhanced-geometry svg:viewBox="0 0 21600 21600" draw:type="rectangle" draw:enhanced-path="M 0 0 L 21600 0 21600 21600 0 21600 0 0 Z N"/></draw:custom-shape><draw:line draw:name="Horizontal line 1" draw:style-name="gr6" draw:text-style-name="P53" svg:x1="2.27cm" svg:y1="1.823cm" svg:x2="3.275cm" svg:y2="1.823cm"><text:p/></draw:line><draw:custom-shape draw:name="Shape 8" draw:style-name="gr7" draw:text-style-name="P57" svg:width="2.594cm" svg:height="2.117cm" svg:x="14.572cm" svg:y="0.77cm"><text:p text:style-name="P56">Specification </text:p><text:p text:style-name="P56">du besoin </text:p><text:p text:style-name="P54">produit</text:p><draw:enhanced-geometry svg:viewBox="0 0 21600 21600" draw:type="rectangle" draw:enhanced-path="M 0 0 L 21600 0 21600 21600 0 21600 0 0 Z N"/></draw:custom-shape><draw:line draw:name="Line 2" draw:style-name="gr3" draw:text-style-name="P53" svg:x1="13.461cm" svg:y1="2.066cm" svg:x2="14.414cm" svg:y2="2.119cm"><text:p/></draw:line><draw:custom-shape draw:name="Shape 9" draw:style-name="gr8" draw:text-style-name="P52" svg:width="1.959cm" svg:height="0.874cm" svg:x="3.83cm" svg:y="1.299cm"><text:p text:style-name="P51">AOB</text:p><text:p text:style-name="P51"/><draw:enhanced-geometry svg:viewBox="0 0 21600 21600" draw:type="rectangle" draw:enhanced-path="M 0 0 L 21600 0 21600 21600 0 21600 0 0 Z N"/></draw:custom-shape><draw:custom-shape draw:name="Shape 10" draw:style-name="gr9" draw:text-style-name="P52" svg:width="2.7cm" svg:height="0.9cm" svg:x="6.396cm" svg:y="1.405cm"><text:p text:style-name="P51">...</text:p><draw:enhanced-geometry svg:viewBox="0 0 21600 21600" draw:type="rectangle" draw:enhanced-path="M 0 0 L 21600 0 21600 21600 0 21600 0 0 Z N"/></draw:custom-shape></draw:g></text:p>
      <text:p text:style-name="P38"/>
      <text:p text:style-name="P39">Besoin niveau user vs produit :</text:p>
      <text:list xml:id="list3749679140" text:style-name="L2">
        <text:list-item>
          <text:p text:style-name="P40">deter par act de l’AOB (BU)</text:p>
        </text:list-item>
        <text:list-item>
          <text:p text:style-name="P40">deter par act de l’AFB (BP)</text:p>
        </text:list-item>
      </text:list>
      <text:p text:style-name="P39"/>
      <text:p text:style-name="P39">Organisme principal (OGP) :</text:p>
      <text:p text:style-name="P39"><text:tab/>l’org est main quand il est le sujet d’interet de l’etude</text:p>
      <text:p text:style-name="P39"/>
      <text:p text:style-name="P39">Expr du besoin init (EBI)</text:p>
      <text:p text:style-name="P39"/>
      <text:p text:style-name="P41">1ere collone de la table de BI = tjrs Ref</text:p>
      <text:p text:style-name="P42"/>
      <text:p text:style-name="P43">SMART :</text:p>
      <text:p text:style-name="P44">Simple : l’objectif doit être claire, precis. Si trop complexe, sous objectifs</text:p>
      <text:p text:style-name="P44">Mesurable : obj doit être quantifiable ou qualifiable</text:p>
      <text:p text:style-name="P44">Ambitieux : obj doit être un challenge </text:p>
      <text:p text:style-name="P44">Réaliste : obj doit être atteignable </text:p>
      <text:p text:style-name="P44">Temporellement def : obj doit être def dans le temps</text:p>
      <text:p text:style-name="P44"/>
      <text:h text:style-name="Heading_20_3" text:outline-level="3">3<text:span text:style-name="T12">e</text:span> tache <text:span text:style-name="T11">valider et approuver la FIO</text:span></text:h>
      <text:p text:style-name="P44">Validation :</text:p>
      <text:p text:style-name="P45">consiste a demontrer que FIO est :</text:p>
      <text:list xml:id="list1041752904" text:style-name="L5">
        <text:list-item>
          <text:p text:style-name="P46">type 1 : Correcte</text:p>
          <text:list>
            <text:list-item>
              <text:p text:style-name="P46">SMART</text:p>
            </text:list-item>
          </text:list>
        </text:list-item>
        <text:list-item>
          <text:p text:style-name="P46">type 2 : Complet</text:p>
          <text:list>
            <text:list-item>
              <text:p text:style-name="P46">quand tout elements de l’EBI type FIO sont pris en compte</text:p>
            </text:list-item>
          </text:list>
        </text:list-item>
      </text:list>
      <text:p text:style-name="P45"/>
      <text:p text:style-name="P47">Approver la FIO :</text:p>
      <text:p text:style-name="P47">autorise l’OGP à prendre en compte ses missions et objs</text:p>
      <text:p text:style-name="P47">Approb est donné par :</text:p>
      <text:list xml:id="list4100995830" text:style-name="L6">
        <text:list-item>
          <text:p text:style-name="P48">entité hierachiquement responsable</text:p>
        </text:list-item>
        <text:list-item>
          <text:p text:style-name="P48">entité resp du financement de l’OGP</text:p>
        </text:list-item>
        <text:list-item>
          <text:p text:style-name="P48">OGP elle meme et son commité de dir (rare)</text:p>
        </text:list-item>
      </text:list>
      <text:p text:style-name="P47">approb necessaire car FIO = doc de tête </text:p>
      <text:p text:style-name="P47"/>
      <text:h text:style-name="P30" text:outline-level="3">Environnement de l’OGP (EVOGP)</text:h>
      <text:p text:style-name="P50"/>
      <text:p text:style-name="P49">Marco elements : PESTEL</text:p>
      <text:p text:style-name="P49">micro elements : ensemble des parties concernés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8:00:43.099488565</meta:creation-date>
    <dc:date>2023-09-12T18:37:41.240634515</dc:date>
    <meta:editing-duration>P1DT2H6M58S</meta:editing-duration>
    <meta:editing-cycles>17</meta:editing-cycles>
    <meta:generator>LibreOffice/7.3.7.2$Linux_X86_64 LibreOffice_project/30$Build-2</meta:generator>
    <meta:document-statistic meta:table-count="3" meta:image-count="0" meta:object-count="0" meta:page-count="8" meta:paragraph-count="104" meta:word-count="630" meta:character-count="3680" meta:non-whitespace-character-count="3150"/>
  </office:meta>
</office:document-meta>
</file>